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8.86mm"/>
    </style:style>
    <style:style style:name="co4" style:family="table-column">
      <style:table-column-properties fo:break-before="auto" style:column-width="18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 database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Verification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TEXT used in database – means lowercase</text:p>
          </table:table-cell>
          <table:table-cell office:value-type="string" calcext:value-type="string">
            <text:p>Unique in Database – no spaces (blank means org. Cannot login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 encrypt before sending to database</text:p>
          </table:table-cell>
          <table:table-cell office:value-type="string" calcext:value-type="string">
            <text:p>At least 6 characters, 1 number, no spaces, no special chars, one lower one upper (required if org needs to logi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ify_passwo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ust check equals pas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ndat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_type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Mandatory integer referencing another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_english</text:p>
          </table:table-cell>
          <table:table-cell office:value-type="string" calcext:value-type="string">
            <text:p>textar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verted to all numbers before sent to DB – 10 digits</text:p>
          </table:table-cell>
          <table:table-cell office:value-type="string" calcext:value-type="string">
            <text:p>10 digits – first digits 2 or hig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ne_extension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verted to numbers – remove x or ext.</text:p>
          </table:table-cell>
          <table:table-cell office:value-type="string" calcext:value-type="string">
            <text:p>Optio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_phon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 false</text:p>
          </table:table-cell>
          <table:table-cell office:value-type="string" calcext:value-type="string">
            <text:p>if checked make sure phone number ente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ge_link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blank – link (URL) to image</text:p>
          </table:table-cell>
          <table:table-cell office:value-type="string" calcext:value-type="string">
            <text:p>Optional – check valid U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er case – CITEXT used</text:p>
          </table:table-cell>
          <table:table-cell office:value-type="string" calcext:value-type="string">
            <text:p>Optional – check valid emai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_emai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 false</text:p>
          </table:table-cell>
          <table:table-cell office:value-type="string" calcext:value-type="string">
            <text:p>if checked make sure email is ente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site_english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blank – link (URL) to website</text:p>
          </table:table-cell>
          <table:table-cell office:value-type="string" calcext:value-type="string">
            <text:p>Optional – check valid webs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_websit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 false</text:p>
          </table:table-cell>
          <table:table-cell office:value-type="string" calcext:value-type="string">
            <text:p>if checked make sure website is ente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blank – link (URL) to facebook</text:p>
          </table:table-cell>
          <table:table-cell office:value-type="string" calcext:value-type="string">
            <text:p>check valid facebo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_facebook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 false</text:p>
          </table:table-cell>
          <table:table-cell office:value-type="string" calcext:value-type="string">
            <text:p>if checked make sure facebook is ente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blank – link (URL) to twitter</text:p>
          </table:table-cell>
          <table:table-cell office:value-type="string" calcext:value-type="string">
            <text:p>check valid tw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_twitter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 false</text:p>
          </table:table-cell>
          <table:table-cell office:value-type="string" calcext:value-type="string">
            <text:p>if checked make sure twitter is ente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edin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blank – link (URL) to linkedin</text:p>
          </table:table-cell>
          <table:table-cell office:value-type="string" calcext:value-type="string">
            <text:p>check valid linked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_linkedin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 false</text:p>
          </table:table-cell>
          <table:table-cell office:value-type="string" calcext:value-type="string">
            <text:p>if checked make sure linkedin is ente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mily_friendly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 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_age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tween 0 and 100</text:p>
          </table:table-cell>
          <table:table-cell office:value-type="string" calcext:value-type="string">
            <text:p>Could be bla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_age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tween 1 and 100</text:p>
          </table:table-cell>
          <table:table-cell office:value-type="string" calcext:value-type="string">
            <text:p>Could be bla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der_al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f false show other checkboxes, if true set all gender to 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der_femal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der_male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der_transgendered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der_two_spirit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der_m2f_transexua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der_f2m_transexua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der_intersex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_al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f false show other checkboxes, if true set all orientation to 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tion_lesbian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_gay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_bisexua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_queer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_questioning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_asexua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_pansexua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_heterosexua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e_religion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y_race_religion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UE or FALSE in DB – two radio butto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Brown</meta:initial-creator>
    <meta:creation-date>2019-03-28T09:06:59.271772059</meta:creation-date>
    <dc:date>2019-03-28T10:27:10.488734084</dc:date>
    <dc:creator>Tom Brown</dc:creator>
    <meta:editing-duration>PT1H9M48S</meta:editing-duration>
    <meta:editing-cycles>14</meta:editing-cycles>
    <meta:generator>LibreOffice/6.1.5.2$Linux_X86_64 LibreOffice_project/10$Build-2</meta:generator>
    <meta:document-statistic meta:table-count="1" meta:cell-count="176" meta:object-count="0"/>
  </office:meta>
</office:document-meta>
</file>